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9c3f9" officeooo:paragraph-rsid="0009c3f9"/>
    </style:style>
    <style:style style:name="P2" style:family="paragraph" style:parent-style-name="Standard" style:master-page-name="Standard">
      <style:paragraph-properties fo:margin-top="0in" fo:margin-bottom="0in" style:contextual-spacing="false" fo:text-align="center" style:justify-single-word="false" style:page-number="auto"/>
      <style:text-properties style:font-name="Arial" fo:font-size="14pt" officeooo:rsid="0009c3f9" officeooo:paragraph-rsid="0009c3f9" style:font-size-asian="14pt" style:font-size-complex="14pt"/>
    </style:style>
    <style:style style:name="P3" style:family="paragraph" style:parent-style-name="Standard">
      <style:paragraph-properties fo:margin-top="0in" fo:margin-bottom="0in" style:contextual-spacing="false"/>
      <style:text-properties style:font-name="Georgia" officeooo:rsid="0009c3f9" officeooo:paragraph-rsid="0009c3f9"/>
    </style:style>
    <style:style style:name="P4" style:family="paragraph" style:parent-style-name="Standard">
      <style:paragraph-properties fo:margin-top="0in" fo:margin-bottom="0in" style:contextual-spacing="false" fo:text-align="center" style:justify-single-word="false"/>
      <style:text-properties style:font-name="Georgia" officeooo:rsid="0009c3f9" officeooo:paragraph-rsid="0009c3f9"/>
    </style:style>
    <style:style style:name="P5" style:family="paragraph" style:parent-style-name="Standard">
      <style:paragraph-properties fo:margin-top="0in" fo:margin-bottom="0in" style:contextual-spacing="false"/>
      <style:text-properties style:font-name="Georgia" officeooo:rsid="0019265d" officeooo:paragraph-rsid="0019265d"/>
    </style:style>
    <style:style style:name="P6" style:family="paragraph" style:parent-style-name="Standard">
      <style:paragraph-properties fo:margin-top="0in" fo:margin-bottom="0in" style:contextual-spacing="false" fo:text-align="center" style:justify-single-word="false" fo:break-before="page"/>
      <style:text-properties style:font-name="Arial" fo:font-size="14pt" officeooo:rsid="0019265d" officeooo:paragraph-rsid="0019265d" style:font-size-asian="14pt" style:font-size-complex="14pt"/>
    </style:style>
    <style:style style:name="T1" style:family="text">
      <style:text-properties officeooo:rsid="000a9f05"/>
    </style:style>
    <style:style style:name="T2" style:family="text">
      <style:text-properties officeooo:rsid="000e23c0"/>
    </style:style>
    <style:style style:name="T3" style:family="text">
      <style:text-properties officeooo:rsid="00105d2b"/>
    </style:style>
    <style:style style:name="T4" style:family="text">
      <style:text-properties officeooo:rsid="00115704"/>
    </style:style>
    <style:style style:name="T5" style:family="text">
      <style:text-properties officeooo:rsid="0012a26f"/>
    </style:style>
    <style:style style:name="T6" style:family="text">
      <style:text-properties officeooo:rsid="0012b6eb"/>
    </style:style>
    <style:style style:name="T7" style:family="text">
      <style:text-properties officeooo:rsid="00147b0c"/>
    </style:style>
    <style:style style:name="T8" style:family="text">
      <style:text-properties officeooo:rsid="0016774d"/>
    </style:style>
    <style:style style:name="T9" style:family="text">
      <style:text-properties officeooo:rsid="001ab094"/>
    </style:style>
    <style:style style:name="T10" style:family="text">
      <style:text-properties officeooo:rsid="001c9b4a"/>
    </style:style>
    <style:style style:name="T11" style:family="text">
      <style:text-properties officeooo:rsid="00202cd4"/>
    </style:style>
    <style:style style:name="T12" style:family="text">
      <style:text-properties officeooo:rsid="0022fbbe"/>
    </style:style>
    <style:style style:name="T13" style:family="text">
      <style:text-properties officeooo:rsid="0026667a"/>
    </style:style>
    <style:style style:name="T14" style:family="text">
      <style:text-properties officeooo:rsid="002884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ter One</text:p>
      <text:p text:style-name="P4"/>
      <text:p text:style-name="P1">I knew it was over the moment I laid eyes on her. She had this subtle look about her. There was just something about this woman that made me want to find out more about her.</text:p>
      <text:p text:style-name="P1"><text:s text:c="5"/>Walking across the restaurant, I sat down across from her. She was in her late twenties, maybe early thirties when I rudely interrupted her dinner.</text:p>
      <text:p text:style-name="P1"><text:s text:c="5"/><text:span text:style-name="T1">There she sat, a redhead. I always had a thing for redheads. They manage to be a little fiery at first, but when you get to know them? Oh they're quite fun. Now I'm not just speaking sexually, they're fun in other ways. It's simply how this life works out. I can handle that.</text:span></text:p>
      <text:p text:style-name="P1"><text:s text:c="5"/>“<text:span text:style-name="T2">What are you doing?” The dame asked with a smirk. Oh she wanted to get into something, I could smell it from the alcohol on her breath. The way her dress was wrinkled. She was having a bad day.</text:span></text:p>
      <text:p text:style-name="P1"><text:s text:c="5"/><text:span text:style-name="T2">I smiled back at her. She would be no match for my charm, my wit. I knew she would come home with me after a few moments. But I took it slow, didn't want to rush into something I might not be prepared for. You never know women these days, they could be hiding a gun, or something worse. Next thing you know they shoot you and you're dead.</text:span></text:p>
      <text:p text:style-name="P1"><text:s text:c="5"/><text:span text:style-name="T2">A waiter appeared at my side. “Can I get you a drink?”</text:span></text:p>
      <text:p text:style-name="P1"><text:s text:c="5"/><text:span text:style-name="T2">I nodded. “I'll have what she's having.”</text:span></text:p>
      <text:p text:style-name="P1"><text:s text:c="5"/>“<text:span text:style-name="T2">Very good sir, whiskey with one ice cube.” He left quickly to fill my drink request.</text:span></text:p>
      <text:p text:style-name="P1"><text:s text:c="5"/><text:span text:style-name="T2">She stared at me, still waiting for an answer. Silly cat, I'd let her cool for a bit while I plotted out my strategy. Maybe she'd crack a smile or something </text:span><text:soft-page-break/><text:span text:style-name="T2">better. Who was to know what this gal was capable of.</text:span></text:p>
      <text:p text:style-name="P1"><text:s text:c="5"/><text:span text:style-name="T2">She took a sip of her drink. I watched as it burned down her throat. She wasn't a whiskey drinker at all. Must have been her first time. Always liked a first timer, nothing wrong with that.</text:span></text:p>
      <text:p text:style-name="P1"><text:s text:c="5"/><text:span text:style-name="T2">Smiling back, I had a game plan. I'd keep it cool. “You looked lonely.” I smiled. “Figured I'd give you some company.”</text:span></text:p>
      <text:p text:style-name="P1"><text:s text:c="5"/><text:span text:style-name="T2">She looked annoyed. The fire was starting to build beneath her, I could easily tell. There was always the signs of people when they were about to go off at you. It wouldn't be the first time a woman poured her drink in my lap, and it sure as hell wouldn't be the last time.</text:span></text:p>
      <text:p text:style-name="P1"><text:s text:c="5"/><text:span text:style-name="T3">Resting her hands on the table, she looked like she was ready to get up and leave. A shame, we had just barely started getting acquainted. Silly woman, how was I suppose to get to know her if she was going to leave? It was her choice, but she'd be missing out on a lot if she did leave.</text:span></text:p>
      <text:p text:style-name="P1"><text:s text:c="5"/><text:span text:style-name="T4">Now when it comes to me, I'm not always so sure of myself. I tend to be there....ya know? Well that night? I was sure of myself, and I hadn't even had a drink yet.</text:span></text:p>
      <text:p text:style-name="P1"><text:s text:c="5"/>“<text:span text:style-name="T5">Me? Lonely?” She laughed. “I've never been lonely in my life. I have my ways.” The woman took another sip of her drink.</text:span></text:p>
      <text:p text:style-name="P1"><text:s text:c="5"/>“<text:span text:style-name="T5">Cocky broad aren't you?” I replied with a smirk of my own. “I like that in a woman.”</text:span></text:p>
      <text:p text:style-name="P1"><text:s text:c="5"/><text:span text:style-name="T6">My drink arrived, I took a sip. It burned down my throat like whiskey should burn. Felt good. I smiled at her. Let the games begin.</text:span></text:p>
      <text:p text:style-name="P1"><text:s text:c="5"/>“<text:span text:style-name="T7">So, what's your name?” I asked.</text:span></text:p>
      <text:p text:style-name="P1"><text:soft-page-break/><text:s text:c="5"/><text:span text:style-name="T7">She looked at me with shock. How dare I ask a question. We had barley met. Well you're not going to get anywhere in life unless you know who you're up against. This gal really didn't know what she was in for, and I was just gonna show her.</text:span></text:p>
      <text:p text:style-name="P1"><text:s text:c="5"/>“<text:span text:style-name="T7">Fine, I'll start. My name is Frank.” I said.</text:span></text:p>
      <text:p text:style-name="P1"><text:s text:c="5"/><text:span text:style-name="T7">She stared at me. What was wrong? Was I being too forward? Nah, that couldn't be it. It was only a name. Just a simple name, something people use to call each other in the middle of the night, or when they're screaming at the other person. Something that starts conversations, and sometimes end them in a harsh way.</text:span></text:p>
      <text:p text:style-name="P1"><text:s text:c="5"/>“<text:span text:style-name="T7">Is there a problem?” I asked.</text:span></text:p>
      <text:p text:style-name="P1"><text:s text:c="5"/><text:span text:style-name="T7">Her stare turned into a warm smile. Ah the alcohol must be hitting, I mused.</text:span></text:p>
      <text:p text:style-name="P1"><text:s text:c="5"/>“<text:span text:style-name="T7">Jennifer.” She said “My name is Jennifer. And I was waiting on someone, but it appears they're running late or not going to show up at all.”</text:span></text:p>
      <text:p text:style-name="P1"><text:s text:c="5"/><text:span text:style-name="T7">I nodded. Someone stood her up. Made sense, no it didn't. Why would someone stand up a beautiful creature as her.</text:span></text:p>
      <text:p text:style-name="P1"><text:s text:c="5"/><text:span text:style-name="T8">It was then I figured I was being a jerk. It had been rude how I just sat down in front of her like I'd known her for years.</text:span></text:p>
      <text:p text:style-name="P1"><text:s text:c="5"/><text:span text:style-name="T8">Standing, I drank the rest of my whiskey. “Tell you what, Jennifer. Let's try this again. Next week, say around seven. I won't stand you up.”</text:span></text:p>
      <text:p text:style-name="P1"><text:s text:c="5"/><text:span text:style-name="T8">Jennifer looked at me with an odd look. “You just got here...” her voice trailed off. “You're headed where now?” She asked. “Probably to hit on another woman.”</text:span></text:p>
      <text:p text:style-name="P1"><text:s text:c="5"/><text:span text:style-name="T8">I shook my head. “No miss, I don't do that. I'm a <text:s/>one woman guy when it comes to dating. Don't you worry a thing, be here at seven next Tuesday if you're </text:span><text:soft-page-break/><text:span text:style-name="T8">interested. If not? That's fine too, I'll have a drink alone.”</text:span></text:p>
      <text:p text:style-name="P1"><text:s text:c="5"/><text:span text:style-name="T8">I shook her hand. “It was a pleasure to meet you. Hopefully I'll see you again next Tuesday.” I left without looking back.</text:span></text:p>
      <text:p text:style-name="P1"><text:s text:c="5"/><text:span text:style-name="T8">I had a feeling she was watching me leave, as was the guy sitting in a nearby booth who had listened to the whole conversation. Take notes man, they might come in handy sometime. You never know.</text:span></text:p>
      <text:p text:style-name="P1"><text:s text:c="5"/><text:span text:style-name="T8">I ended up walking down the street for a bit. Figured it wouldn't hurt to get some exercise in. Might as well get the blood flowing around my body. The whiskey didn't help matters, but well I wasn't drunk. Thank goodness.</text:span></text:p>
      <text:p text:style-name="P1"><text:s text:c="5"/><text:span text:style-name="T8">That was the first and last time I drank something just to try to impress a woman. There was no need for that, no need at all. She was just a woman, and I was just a man.</text:span></text:p>
      <text:p text:style-name="P1"><text:s text:c="5"/><text:span text:style-name="T8">I didn't see them coming from the side street. That was my first mistake.</text:span></text:p>
      <text:p text:style-name="P6">Chap<text:span text:style-name="T9">t</text:span>er Two</text:p>
      <text:p text:style-name="P5"/>
      <text:p text:style-name="P5"><text:s text:c="5"/><text:span text:style-name="T9">Two big men grabbed me from behind. One put a pistol in my back. Tonight was just not my night for anything. First the dame, now this? What did a guy have to do to get by these days?</text:span></text:p>
      <text:p text:style-name="P5"><text:s text:c="5"/><text:span text:style-name="T10">I tried to break loose from their grip, but when they're twice the size of you and there are two of them? You don't have much of a chance. So I went where they directed me to go. The pistol didn't help matters. Made me want to deck them. I wasn't much for violence though, must have been the drink talking. All I wanted was some peace and quiet.</text:span></text:p>
      <text:p text:style-name="P5"><text:s text:c="5"/><text:span text:style-name="T11">We walked for a good six blocks, maybe seven. People would nod and smile as we passed them. Oblivious to the whole situation at hand.</text:span></text:p>
      <text:p text:style-name="P5"><text:s text:c="5"/><text:span text:style-name="T12">That's okay though, most people were lemmings these days. No matter. I didn't need them to get me out of my situation. Such rubbish it was. Didn't have a clue who these peeps were from Adam and here they were carting me off somewhere like I had done something wrong.</text:span></text:p>
      <text:p text:style-name="P5"><text:s text:c="5"/><text:span text:style-name="T12">Figures. Most people had a chip on their shoulder, just had to find the right place to rub to make that chip dig in a bit deeper. They'd squirm and scream in seconds. I wondered what these guys had against me.</text:span></text:p>
      <text:p text:style-name="P5"><text:s text:c="5"/><text:span text:style-name="T12">As far as I knew, and was concerned, they didn't have anything against me at all. Well except for that pistol. But that was being a bit on the literal side. No, they didn't have anything on me at all. I kept my life clean as a whistle. No bad marks on my record. Didn't even have a record to talk about, that I knew of that is.</text:span></text:p>
      <text:p text:style-name="P5"><text:soft-page-break/><text:s text:c="5"/>“<text:span text:style-name="T12">So fellas, You mind telling me where we're going?” I asked.</text:span></text:p>
      <text:p text:style-name="P5"><text:s text:c="5"/>“<text:span text:style-name="T14">Shut up.” The man at my left said. He was wearing a suit and tie. A dark suit. The other man, roughly six foot in height, wore a light brown suit. He was smiling.</text:span></text:p>
      <text:p text:style-name="P5"><text:s text:c="5"/><text:span text:style-name="T12">Smiling of all things! I wondered if they were trying to intimidate me, or were playing good cop bad cop. If they were indeed police officers that is. I played along. Didn't need to get killed or worse. What was worse than death though? Torture? Yeah torture sounded like it could be much worse than death.</text:span></text:p>
      <text:p text:style-name="P5"><text:s text:c="5"/><text:span text:style-name="T13">I didn't like the thought of that. Torture sounded bad. Worse than bad even. But if they were cops, I highly doubt they would torture or kill me. Maybe maim me a bit, but that would just be to my ego. No, I would have to wait and see what they did with me. Should prove to be an amusing tale to tell at the bar later when I was drinking with the bo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6-29T10:19:36.499523990</dc:date>
    <meta:editing-cycles>31</meta:editing-cycles>
    <meta:editing-duration>PT1H36M59S</meta:editing-duration>
    <meta:generator>LibreOffice/4.2.8.2$Linux_X86_64 LibreOffice_project/420m0$Build-2</meta:generator>
    <meta:document-statistic meta:table-count="0" meta:image-count="0" meta:object-count="0" meta:page-count="6" meta:paragraph-count="46" meta:word-count="1518" meta:character-count="7872" meta:non-whitespace-character-count="6184"/>
    <meta:template xlink:type="simple" xlink:actuate="onRequest" xlink:title="Normal.dotm" xlink:href=""/>
  </office:meta>
</office:document-meta>
</file>